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0694in"/>
    </style:style>
    <style:style style:name="TC1" style:family="table-column">
      <style:table-column-properties style:column-width="1.1111in"/>
    </style:style>
    <style:style style:name="TC2" style:family="table-column">
      <style:table-column-properties style:column-width="0.2777in"/>
    </style:style>
    <style:style style:name="TC3" style:family="table-column">
      <style:table-column-properties style:column-width="0.3194in"/>
    </style:style>
    <style:style style:name="TC4" style:family="table-column">
      <style:table-column-properties style:column-width="0.5138in"/>
    </style:style>
    <style:style style:name="TC5" style:family="table-column">
      <style:table-column-properties style:column-width="3.0555in"/>
    </style:style>
    <style:style style:name="TC6" style:family="table-column">
      <style:table-column-properties style:column-width="1.6666in"/>
    </style:style>
    <style:style style:name="TC7" style:family="table-column">
      <style:table-column-properties style:column-width="0.8472in"/>
    </style:style>
    <style:style style:name="TC8" style:family="table-column">
      <style:table-column-properties style:column-width="0.2638in"/>
    </style:style>
    <style:style style:name="TC9" style:family="table-column">
      <style:table-column-properties style:column-width="0.1388in"/>
    </style:style>
    <style:style style:name="TC10" style:family="table-column">
      <style:table-column-properties style:column-width="0.125in"/>
    </style:style>
    <style:style style:name="TC11" style:family="table-column">
      <style:table-column-properties style:column-width="0.0138in"/>
    </style:style>
    <style:style style:name="TC12" style:family="table-column">
      <style:table-column-properties style:column-width="0.8333in"/>
    </style:style>
    <style:style style:name="TC13" style:family="table-column">
      <style:table-column-properties style:column-width="0.4166in"/>
    </style:style>
    <style:style style:name="TC14" style:family="table-column">
      <style:table-column-properties style:column-width="0.1111in"/>
    </style:style>
    <style:style style:name="TC15" style:family="table-column">
      <style:table-column-properties style:column-width="0.4027in"/>
    </style:style>
    <style:style style:name="TC16" style:family="table-column">
      <style:table-column-properties style:column-width="0.0972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1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style:shrink-to-fit="false" fo:wrap-option="wrap" fo:border-top="0.0138in solid #000000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3333in"/>
    </style:style>
    <style:style style:name="C3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style:shrink-to-fit="false" fo:wrap-option="wrap" fo:padding-top="0.0in" fo:border-left="0.0138in solid #000000" fo:padding-left="0.0833in" fo:border-bottom="0.0138in solid #000000" fo:padding-bottom="0.0in" fo:border-right="0.0138in solid #000000" fo:padding-right="0.0in" style:vertical-align="middle"/>
      <style:paragraph-properties fo:text-align="center"/>
    </style:style>
    <style:style style:name="C5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R3" style:family="table-row">
      <style:table-row-properties style:use-optimal-row-height="false" style:row-height="0.0138in"/>
    </style:style>
    <style:style style:name="C6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7" style:family="table-cell">
      <style:table-cell-properties style:shrink-to-fit="false" fo:wrap-option="wrap" fo:padding-top="0.0in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8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2" style:family="text">
      <style:text-properties style:font-name="SansSerif" fo:font-size="10.0pt" style:font-size-asian="10.0pt" style:font-size-complex="10.0pt" style:text-underline-type="single">
</style:text-properties>
    </style:style>
    <style:style style:name="C10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1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2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start"/>
    </style:style>
    <style:style style:name="C13" style:family="table-cell">
      <style:table-cell-properties style:shrink-to-fit="false" fo:wrap-option="wrap" fo:padding-top="0.0138in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4" style:family="table-cell">
      <style:table-cell-properties style:shrink-to-fit="false" fo:wrap-option="wrap" fo:padding-top="0.0in" fo:padding-left="0.375in" fo:border-bottom="0.0138in solid #000000" fo:padding-bottom="0.0in" fo:border-right="0.0138in solid #000000" fo:padding-right="0.0in" style:vertical-align="middle"/>
      <style:paragraph-properties fo:text-align="start"/>
    </style:style>
    <style:style style:name="C15" style:family="table-cell">
      <style:table-cell-properties style:shrink-to-fit="false" fo:wrap-option="wrap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TR4" style:family="table-row">
      <style:table-row-properties style:use-optimal-row-height="false" style:row-height="0.3055in"/>
    </style:style>
    <style:style style:name="C16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top"/>
      <style:paragraph-properties fo:text-align="start"/>
    </style:style>
    <style:style style:name="TR5" style:family="table-row">
      <style:table-row-properties style:use-optimal-row-height="false" style:row-height="0.0277in"/>
    </style:style>
    <style:style style:name="TR6" style:family="table-row">
      <style:table-row-properties style:use-optimal-row-height="false" style:row-height="0.3888in"/>
    </style:style>
    <style:style style:name="TR7" style:family="table-row">
      <style:table-row-properties style:use-optimal-row-height="false" style:row-height="0.25in"/>
    </style:style>
    <style:style style:name="C17" style:family="table-cell">
      <style:table-cell-properties style:shrink-to-fit="false" fo:wrap-option="wrap" fo:border-top="0.0138in solid #000000" fo:padding-top="0.0138in" fo:border-left="0.0138in solid #000000" fo:padding-left="0.0138in" fo:border-bottom="0.0138in solid #000000" fo:padding-bottom="0.0138in" fo:border-right="0.0138in solid #000000" fo:padding-right="0.0138in" style:vertical-align="top"/>
      <style:paragraph-properties fo:text-align="start"/>
    </style:style>
    <style:style style:name="C18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middle"/>
      <style:paragraph-properties fo:text-align="center"/>
    </style:style>
    <style:style style:name="C19" style:family="table-cell">
      <style:table-cell-properties style:shrink-to-fit="false" fo:wrap-option="wrap" fo:border-top="0.0138in solid #000000" fo:padding-top="0.0138in" fo:padding-left="0.0138in" fo:border-bottom="0.0138in solid #000000" fo:padding-bottom="0.0138in" fo:border-right="0.0138in solid #000000" fo:padding-right="0.0138in" style:vertical-align="top"/>
      <style:paragraph-properties fo:text-align="center"/>
    </style:style>
    <style:style style:name="C20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top"/>
      <style:paragraph-properties fo:text-align="start"/>
    </style:style>
    <style:style style:name="TR8" style:family="table-row">
      <style:table-row-properties style:use-optimal-row-height="false" style:row-height="0.2222in"/>
    </style:style>
    <style:style style:name="C21" style:family="table-cell">
      <style:table-cell-properties style:shrink-to-fit="false" fo:wrap-option="wrap" fo:padding-top="0.0in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TR9" style:family="table-row">
      <style:table-row-properties style:use-optimal-row-height="false" style:row-height="0.0972in"/>
    </style:style>
    <style:style style:name="C22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C23" style:family="table-cell">
      <style:table-cell-properties style:shrink-to-fit="false" fo:wrap-option="wrap" fo:padding-top="0.0in" fo:border-left="0.0138in solid #000000" fo:padding-left="0.0in" fo:border-bottom="0.0138in solid #000000" fo:padding-bottom="0.0in" fo:border-right="0.0138in solid #000000" fo:padding-right="0.0in" style:vertical-align="top"/>
      <style:paragraph-properties fo:text-align="center"/>
    </style:style>
    <style:style style:name="T3" style:family="text">
      <style:text-properties style:font-name="SansSerif" fo:font-size="9.0pt" style:font-size-asian="9.0pt" style:font-size-complex="9.0pt" fo:font-weight="bold">
</style:text-properties>
    </style:style>
    <style:style style:name="T4" style:family="text">
      <style:text-properties style:font-name="SansSerif" fo:font-size="9.0pt" style:font-size-asian="9.0pt" style:font-size-complex="9.0pt">
</style:text-properties>
    </style:style>
    <style:style style:name="C24" style:family="table-cell">
      <style:table-cell-properties style:shrink-to-fit="false" fo:wrap-option="wrap" fo:padding-top="0.0in" fo:border-left="0.0138in solid #000000" fo:padding-left="0.0in" fo:border-bottom="0.0138in solid #000000" fo:padding-bottom="0.0in" fo:padding-right="0.0in" style:vertical-align="middle"/>
      <style:paragraph-properties fo:text-align="center"/>
    </style:style>
    <style:style style:name="C25" style:family="table-cell">
      <style:table-cell-properties style:shrink-to-fit="false" fo:wrap-option="wrap" fo:padding-top="0.0in" fo:border-left="0.0138in solid #000000" fo:padding-left="0.0555in" fo:border-bottom="0.0138in solid #000000" fo:padding-bottom="0.0in" fo:border-right="0.0138in solid #000000" fo:padding-right="0.0in" style:vertical-align="middle"/>
      <style:paragraph-properties fo:text-align="center"/>
    </style:style>
    <style:style style:name="C26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dition détaillée - Commune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9">
</table:table-column>
        <table:table-column table:style-name="TC13">
</table:table-column>
        <table:table-column table:style-name="TC14">
</table:table-column>
        <table:table-column table:style-name="TC0">
</table:table-column>
        <table:table-column table:style-name="TC14">
</table:table-column>
        <table:table-column table:style-name="TC15">
</table:table-column>
        <table:table-column table:style-name="TC16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BOULOGNE-BILLANCOURT - Hauts-de-Sein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11">
            <text:p text:style-name="P0"><text:span text:style-name="T0">Population légale en vigueur au 1er janvier de l'exercice : 120 943 habitants - Budget principal seul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 text:style-name="P0"><text:span text:style-name="T0">Strate : communes de plus de 100 000 hab appartenant à un groupement fiscalisé (FPU)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span text:style-name="T0">Exercice 2019</text:span></text:p>
          </table:table-cell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" table:number-columns-spanned="19">
            <text:p text:style-name="P1"><text:span text:style-name="T1"> ANALYSE DES EQUILIBRES FINANCIERS FONDAMENTAUX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3">
            <text:p text:style-name="P2"><text:span text:style-name="T0">En milliers d'Euros</text:span></text:p>
          </table:table-cell>
          <table:table-cell table:style-name="C3" table:number-columns-spanned="3">
            <text:p text:style-name="P2"><text:span text:style-name="T0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0">Moyenne de la strate</text:span></text:p>
          </table:table-cell>
          <table:table-cell table:style-name="C4" table:number-columns-spanned="5">
            <text:p text:style-name="P1"><text:span text:style-name="T1">OPERATIONS DE FONCTIONN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4">
            <text:p text:style-name="P2"><text:span text:style-name="T0">Ratios de structure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5">
            <text:p text:style-name="P2"><text:span text:style-name="T0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25 929</text:span></text:p>
          </table:table-cell>
          <table:table-cell table:style-name="C7" table:number-columns-spanned="3">
            <text:p text:style-name="P1"><text:span text:style-name="T0">1 86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412</text:span></text:p>
          </table:table-cell>
          <table:table-cell table:style-name="C8" table:number-columns-spanned="5">
            <text:p text:style-name="P3"><text:span text:style-name="T1">TOTAL DES PRODUITS DE FONCTIONNEMENT = A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produit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20 282</text:span></text:p>
          </table:table-cell>
          <table:table-cell table:style-name="C11" table:number-columns-spanned="3">
            <text:p text:style-name="P1"><text:span text:style-name="T0">1 821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371</text:span></text:p>
          </table:table-cell>
          <table:table-cell table:style-name="C12" table:number-columns-spanned="5">
            <text:p text:style-name="P3"><text:span text:style-name="T0">PRODUITS 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93 843</text:span></text:p>
          </table:table-cell>
          <table:table-cell table:style-name="C7" table:number-columns-spanned="3">
            <text:p text:style-name="P1"><text:span text:style-name="T0">776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63</text:span></text:p>
          </table:table-cell>
          <table:table-cell table:style-name="C8" table:number-columns-spanned="5">
            <text:p text:style-name="P3"><text:span text:style-name="T0">dont : Impôts Locaux 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1" table:number-columns-spanned="4">
            <text:p text:style-name="P1"><text:span text:style-name="T0">42,60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48,38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 034</text:span></text:p>
          </table:table-cell>
          <table:table-cell table:style-name="C7" table:number-columns-spanned="3">
            <text:p text:style-name="P1"><text:span text:style-name="T0">17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05</text:span></text:p>
          </table:table-cell>
          <table:table-cell table:style-name="C14" table:number-columns-spanned="5">
            <text:p text:style-name="P3"><text:span text:style-name="T0">Autres impôts et tax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0,92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7,65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 280</text:span></text:p>
          </table:table-cell>
          <table:table-cell table:style-name="C7" table:number-columns-spanned="3">
            <text:p text:style-name="P1"><text:span text:style-name="T0">19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09</text:span></text:p>
          </table:table-cell>
          <table:table-cell table:style-name="C14" table:number-columns-spanned="5">
            <text:p text:style-name="P3"><text:span text:style-name="T0">Dotation globale de fonctionn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1,03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15,23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43</text:span></text:p>
          </table:table-cell>
          <table:table-cell table:style-name="C7" table:number-columns-spanned="3">
            <text:p text:style-name="P1"><text:span text:style-name="T0">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</text:span></text:p>
          </table:table-cell>
          <table:table-cell table:style-name="C14" table:number-columns-spanned="5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0,11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0,05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3 957</text:span></text:p>
          </table:table-cell>
          <table:table-cell table:style-name="C7" table:number-columns-spanned="3">
            <text:p text:style-name="P1"><text:span text:style-name="T0">198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15</text:span></text:p>
          </table:table-cell>
          <table:table-cell table:style-name="C14" table:number-columns-spanned="5">
            <text:p text:style-name="P3"><text:span text:style-name="T0">Produits des services et du domain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1" table:number-columns-spanned="4">
            <text:p text:style-name="P1"><text:span text:style-name="T0">10,88</text:span></text:p>
          </table:table-cell>
          <table:table-cell table:style-name="C11"/>
          <table:table-cell table:style-name="C11"/>
          <table:table-cell table:style-name="C11"/>
          <table:table-cell table:style-name="C11" table:number-columns-spanned="5">
            <text:p text:style-name="P1"><text:span text:style-name="T0">8,41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214 294</text:span></text:p>
          </table:table-cell>
          <table:table-cell table:style-name="C7" table:number-columns-spanned="3">
            <text:p text:style-name="P1"><text:span text:style-name="T0">1 77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 274</text:span></text:p>
          </table:table-cell>
          <table:table-cell table:style-name="C8" table:number-columns-spanned="5">
            <text:p text:style-name="P3"><text:span text:style-name="T1">TOTAL DES CHARGES DE FONCTIONNEMENT = B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charges CAF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193 292</text:span></text:p>
          </table:table-cell>
          <table:table-cell table:style-name="C11" table:number-columns-spanned="3">
            <text:p text:style-name="P1"><text:span text:style-name="T0">1 598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175</text:span></text:p>
          </table:table-cell>
          <table:table-cell table:style-name="C12" table:number-columns-spanned="5">
            <text:p text:style-name="P3"><text:span text:style-name="T0">CHARGES DE FONCTIONNEMENT CAF</text:span></text:p>
          </table:table-cell>
          <table:table-cell table:style-name="C12"/>
          <table:table-cell table:style-name="C12"/>
          <table:table-cell table:style-name="C12"/>
          <table:table-cell table:style-name="C12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86 197</text:span></text:p>
          </table:table-cell>
          <table:table-cell table:style-name="C7" table:number-columns-spanned="3">
            <text:p text:style-name="P1"><text:span text:style-name="T0">713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683</text:span></text:p>
          </table:table-cell>
          <table:table-cell table:style-name="C8" table:number-columns-spanned="5">
            <text:p text:style-name="P3"><text:span text:style-name="T0">dont : Charges de personne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44,59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58,11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32 707</text:span></text:p>
          </table:table-cell>
          <table:table-cell table:style-name="C7" table:number-columns-spanned="3">
            <text:p text:style-name="P1"><text:span text:style-name="T0">270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34</text:span></text:p>
          </table:table-cell>
          <table:table-cell table:style-name="C14" table:number-columns-spanned="5">
            <text:p text:style-name="P3"><text:span text:style-name="T0">Achats et charges extern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16,9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9,9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 835</text:span></text:p>
          </table:table-cell>
          <table:table-cell table:style-name="C7" table:number-columns-spanned="3">
            <text:p text:style-name="P1"><text:span text:style-name="T0">15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26</text:span></text:p>
          </table:table-cell>
          <table:table-cell table:style-name="C14" table:number-columns-spanned="5">
            <text:p text:style-name="P3"><text:span text:style-name="T0">Charges financièr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95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,2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56 117</text:span></text:p>
          </table:table-cell>
          <table:table-cell table:style-name="C7" table:number-columns-spanned="3">
            <text:p text:style-name="P1"><text:span text:style-name="T0">464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41</text:span></text:p>
          </table:table-cell>
          <table:table-cell table:style-name="C14" table:number-columns-spanned="5">
            <text:p text:style-name="P3"><text:span text:style-name="T0">Contingent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29,03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3,4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6">
            <text:p text:style-name="P1"><text:span text:style-name="T0">11 176</text:span></text:p>
          </table:table-cell>
          <table:table-cell table:style-name="C7" table:number-columns-spanned="3">
            <text:p text:style-name="P1"><text:span text:style-name="T0">92</text:span></text:p>
          </table:table-cell>
          <table:table-cell table:style-name="C7"/>
          <table:table-cell table:style-name="C7"/>
          <table:table-cell table:style-name="C7">
            <text:p text:style-name="P1"><text:span text:style-name="T0">153</text:span></text:p>
          </table:table-cell>
          <table:table-cell table:style-name="C14" table:number-columns-spanned="5">
            <text:p text:style-name="P3"><text:span text:style-name="T0">Subventions vers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5,78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3,0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11 635</text:span></text:p>
          </table:table-cell>
          <table:table-cell table:style-name="C9" table:number-columns-spanned="3">
            <text:p text:style-name="P2"><text:span text:style-name="T0">9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38</text:span></text:p>
          </table:table-cell>
          <table:table-cell table:style-name="C8" table:number-columns-spanned="5">
            <text:p text:style-name="P3"><text:span text:style-name="T1">RESULTAT COMPTABLE = A - B = R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13" table:number-columns-spanned="4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 table:number-columns-spanned="5">
            <text:p text:style-name="P0"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R4">
          <table:table-cell table:style-name="C0"/>
          <table:table-cell table:style-name="C16" table:number-columns-spanned="5">
            <text:p text:style-name="P0"/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4" table:number-columns-spanned="5">
            <text:p text:style-name="P1"><text:span text:style-name="T1">OPERATIONS D'INVESTISSEMENT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9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4 843</text:span></text:p>
          </table:table-cell>
          <table:table-cell table:style-name="C9" table:number-columns-spanned="3">
            <text:p text:style-name="P2"><text:span text:style-name="T0">28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58</text:span></text:p>
          </table:table-cell>
          <table:table-cell table:style-name="C8" table:number-columns-spanned="5">
            <text:p text:style-name="P3"><text:span text:style-name="T1">TOTAL DES RESSOURCES D'INVESTISSEMENT =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ressource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 200</text:span></text:p>
          </table:table-cell>
          <table:table-cell table:style-name="C9" table:number-columns-spanned="3">
            <text:p text:style-name="P2"><text:span text:style-name="T0">26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97</text:span></text:p>
          </table:table-cell>
          <table:table-cell table:style-name="C8" table:number-columns-spanned="5">
            <text:p text:style-name="P3"><text:span text:style-name="T0">dont : Emprunts bancaires et dettes assimilé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9,18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1,14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3 364</text:span></text:p>
          </table:table-cell>
          <table:table-cell table:style-name="C9" table:number-columns-spanned="3">
            <text:p text:style-name="P2"><text:span text:style-name="T0">28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9</text:span></text:p>
          </table:table-cell>
          <table:table-cell table:style-name="C14" table:number-columns-spanned="5">
            <text:p text:style-name="P3"><text:span text:style-name="T0">Subventions reçu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9,65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8,47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21</text:span></text:p>
          </table:table-cell>
          <table:table-cell table:style-name="C9" table:number-columns-spanned="3">
            <text:p text:style-name="P2"><text:span text:style-name="T0">3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7</text:span></text:p>
          </table:table-cell>
          <table:table-cell table:style-name="C14" table:number-columns-spanned="5">
            <text:p text:style-name="P3"><text:span text:style-name="T0">Taxe d'aménagement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1,2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1,5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2 621</text:span></text:p>
          </table:table-cell>
          <table:table-cell table:style-name="C9" table:number-columns-spanned="3">
            <text:p text:style-name="P2"><text:span text:style-name="T0">22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2</text:span></text:p>
          </table:table-cell>
          <table:table-cell table:style-name="C14" table:number-columns-spanned="5">
            <text:p text:style-name="P3"><text:span text:style-name="T0">FCTVA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7,52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6,9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9" table:number-columns-spanned="3">
            <text:p text:style-name="P2"><text:span text:style-name="T0">0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Retour de biens affectés, concédé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51 920</text:span></text:p>
          </table:table-cell>
          <table:table-cell table:style-name="C9" table:number-columns-spanned="3">
            <text:p text:style-name="P2"><text:span text:style-name="T0">429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477</text:span></text:p>
          </table:table-cell>
          <table:table-cell table:style-name="C8" table:number-columns-spanned="5">
            <text:p text:style-name="P3"><text:span text:style-name="T1">TOTAL DES EMPLOIS D'INVESTISSEMENT = D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><text:span text:style-name="T2">en % des emplois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43 981</text:span></text:p>
          </table:table-cell>
          <table:table-cell table:style-name="C9" table:number-columns-spanned="3">
            <text:p text:style-name="P2"><text:span text:style-name="T0">364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306</text:span></text:p>
          </table:table-cell>
          <table:table-cell table:style-name="C8" table:number-columns-spanned="5">
            <text:p text:style-name="P3"><text:span text:style-name="T0">dont : Dépenses d'équip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4">
            <text:p text:style-name="P2"><text:span text:style-name="T0">84,71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64,09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5 286</text:span></text:p>
          </table:table-cell>
          <table:table-cell table:style-name="C5" table:number-columns-spanned="3">
            <text:p text:style-name="P2"><text:span text:style-name="T0">44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10</text:span></text:p>
          </table:table-cell>
          <table:table-cell table:style-name="C14" table:number-columns-spanned="5">
            <text:p text:style-name="P3"><text:span text:style-name="T0">Remboursement d'emprunts et dettes assimilées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10,18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23,03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Charges à répartir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1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0</text:span></text:p>
          </table:table-cell>
          <table:table-cell table:style-name="C5" table:number-columns-spanned="3">
            <text:p text:style-name="P2"><text:span text:style-name="T0">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14" table:number-columns-spanned="5">
            <text:p text:style-name="P3"><text:span text:style-name="T0">Immobilisations affectées, concédées, ...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9" table:number-columns-spanned="4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 table:number-columns-spanned="5">
            <text:p text:style-name="P2"><text:span text:style-name="T0">0,00</text:span></text:p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6">
          <table:table-cell table:style-name="C0"/>
          <table:table-cell table:style-name="C15">
            <text:p text:style-name="P2"><text:span text:style-name="T0">17 077</text:span></text:p>
          </table:table-cell>
          <table:table-cell table:style-name="C5" table:number-columns-spanned="3">
            <text:p text:style-name="P2"><text:span text:style-name="T0">141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9</text:span></text:p>
          </table:table-cell>
          <table:table-cell table:style-name="C8" table:number-columns-spanned="5">
            <text:p text:style-name="P3"><text:span text:style-name="T1">Besoin ou capacité de financement résiduel de la section d'investissement = D - C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-1</text:span></text:p>
          </table:table-cell>
          <table:table-cell table:style-name="C5" table:number-columns-spanned="3">
            <text:p text:style-name="P2"><text:span text:style-name="T0">-0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0</text:span></text:p>
          </table:table-cell>
          <table:table-cell table:style-name="C8" table:number-columns-spanned="5">
            <text:p text:style-name="P3"><text:span text:style-name="T0">+ Solde des opérations pour le compte de tier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15">
            <text:p text:style-name="P2"><text:span text:style-name="T0">17 075</text:span></text:p>
          </table:table-cell>
          <table:table-cell table:style-name="C5" table:number-columns-spanned="3">
            <text:p text:style-name="P2"><text:span text:style-name="T0">141</text:span></text:p>
          </table:table-cell>
          <table:table-cell table:style-name="C5"/>
          <table:table-cell table:style-name="C5"/>
          <table:table-cell table:style-name="C5">
            <text:p text:style-name="P2"><text:span text:style-name="T0">19</text:span></text:p>
          </table:table-cell>
          <table:table-cell table:style-name="C8" table:number-columns-spanned="5">
            <text:p text:style-name="P3"><text:span text:style-name="T1">= Besoin ou capacité de financement de la section d'investissement =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1">
          <table:table-cell table:style-name="C0"/>
          <table:table-cell table:style-name="C15">
            <text:p text:style-name="P2"><text:span text:style-name="T0">-5 441</text:span></text:p>
          </table:table-cell>
          <table:table-cell table:style-name="C9" table:number-columns-spanned="3">
            <text:p text:style-name="P2"><text:span text:style-name="T0">-45</text:span></text:p>
          </table:table-cell>
          <table:table-cell table:style-name="C9"/>
          <table:table-cell table:style-name="C9"/>
          <table:table-cell table:style-name="C9">
            <text:p text:style-name="P2"><text:span text:style-name="T0">118</text:span></text:p>
          </table:table-cell>
          <table:table-cell table:style-name="C8" table:number-columns-spanned="5">
            <text:p text:style-name="P3"><text:span text:style-name="T1">Résultat d'ensemble = R - 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7">
          <table:table-cell table:style-name="C0"/>
          <table:table-cell table:style-name="C17" table:number-columns-spanned="5">
            <text:p text:style-name="P0"/>
          </table:table-cell>
          <table:table-cell table:style-name="C17"/>
          <table:table-cell table:style-name="C17"/>
          <table:table-cell table:style-name="C17"/>
          <table:table-cell table:style-name="C17"/>
          <table:table-cell table:style-name="C18" table:number-columns-spanned="5">
            <text:p text:style-name="P1"><text:span text:style-name="T1">AUTOFINANCEMENT</text:span></text:p>
          </table:table-cell>
          <table:table-cell table:style-name="C18"/>
          <table:table-cell table:style-name="C18"/>
          <table:table-cell table:style-name="C18"/>
          <table:table-cell table:style-name="C18"/>
          <table:table-cell table:style-name="C19" table:number-columns-spanned="9">
            <text:p text:style-name="P2"><text:span text:style-name="T2">en % des produits CAF</text:span></text:p>
          </table:table-cell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19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31 258</text:span></text:p>
          </table:table-cell>
          <table:table-cell table:style-name="C11" table:number-columns-spanned="3">
            <text:p text:style-name="P1"><text:span text:style-name="T0">258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223</text:span></text:p>
          </table:table-cell>
          <table:table-cell table:style-name="C8" table:number-columns-spanned="5">
            <text:p text:style-name="P3"><text:span text:style-name="T0">Excédent brut de fonctionnement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4,19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6,2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6 990</text:span></text:p>
          </table:table-cell>
          <table:table-cell table:style-name="C11" table:number-columns-spanned="3">
            <text:p text:style-name="P1"><text:span text:style-name="T0">223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96</text:span></text:p>
          </table:table-cell>
          <table:table-cell table:style-name="C8" table:number-columns-spanned="5">
            <text:p text:style-name="P3"><text:span text:style-name="T0">Capacité d'autofinancement = CAF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12,25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14,2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21 703</text:span></text:p>
          </table:table-cell>
          <table:table-cell table:style-name="C11" table:number-columns-spanned="3">
            <text:p text:style-name="P1"><text:span text:style-name="T0">17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86</text:span></text:p>
          </table:table-cell>
          <table:table-cell table:style-name="C8" table:number-columns-spanned="5">
            <text:p text:style-name="P3"><text:span text:style-name="T0">CAF nette du remboursement en capital des emprunt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9,85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6,25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7">
          <table:table-cell table:style-name="C0"/>
          <table:table-cell table:style-name="C10" table:number-columns-spanned="5">
            <text:p text:style-name="P1"/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1" table:number-columns-spanned="5">
            <text:p text:style-name="P1"><text:span text:style-name="T1">ENDETTEMENT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 table:number-columns-spanned="9">
            <text:p text:style-name="P1"><text:span text:style-name="T2">en % des produits CAF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3 013</text:span></text:p>
          </table:table-cell>
          <table:table-cell table:style-name="C11" table:number-columns-spanned="3">
            <text:p text:style-name="P1"><text:span text:style-name="T0">521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93</text:span></text:p>
          </table:table-cell>
          <table:table-cell table:style-name="C8" table:number-columns-spanned="5">
            <text:p text:style-name="P3"><text:span text:style-name="T0">Encours total de la dette au 31 décembre N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28,61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79,7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62 853</text:span></text:p>
          </table:table-cell>
          <table:table-cell table:style-name="C11" table:number-columns-spanned="3">
            <text:p text:style-name="P1"><text:span text:style-name="T0">520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86</text:span></text:p>
          </table:table-cell>
          <table:table-cell table:style-name="C20" table:number-columns-spanned="5">
            <text:p text:style-name="P0"><text:span text:style-name="T0">Encours des dettes bancaires et assimilé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4">
            <text:p text:style-name="P1"><text:span text:style-name="T0">28,53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79,2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6">
          <table:table-cell table:style-name="C0"/>
          <table:table-cell table:style-name="C10">
            <text:p text:style-name="P1"><text:span text:style-name="T0">62 853</text:span></text:p>
          </table:table-cell>
          <table:table-cell table:style-name="C11" table:number-columns-spanned="3">
            <text:p text:style-name="P1"><text:span text:style-name="T0">520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 080</text:span></text:p>
          </table:table-cell>
          <table:table-cell table:style-name="C20" table:number-columns-spanned="5">
            <text:p text:style-name="P0"><text:span text:style-name="T0">Encours des dettes bancaires net de l'aide du fonds de soutien pour la sortie des emprunts toxiques</text:span></text:p>
          </table:table-cell>
          <table:table-cell table:style-name="C20"/>
          <table:table-cell table:style-name="C20"/>
          <table:table-cell table:style-name="C20"/>
          <table:table-cell table:style-name="C20"/>
          <table:table-cell table:style-name="C7" table:number-columns-spanned="4">
            <text:p text:style-name="P1"><text:span text:style-name="T0">28,53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78,74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10">
            <text:p text:style-name="P1"><text:span text:style-name="T0">7 099</text:span></text:p>
          </table:table-cell>
          <table:table-cell table:style-name="C11" table:number-columns-spanned="3">
            <text:p text:style-name="P1"><text:span text:style-name="T0">5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34</text:span></text:p>
          </table:table-cell>
          <table:table-cell table:style-name="C8" table:number-columns-spanned="5">
            <text:p text:style-name="P3"><text:span text:style-name="T0">Annuité de la dette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7" table:number-columns-spanned="4">
            <text:p text:style-name="P1"><text:span text:style-name="T0">3,22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5">
            <text:p text:style-name="P1"><text:span text:style-name="T0">9,7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8">
          <table:table-cell table:style-name="C0"/>
          <table:table-cell table:style-name="C10">
            <text:p text:style-name="P1"><text:span text:style-name="T0">19 279</text:span></text:p>
          </table:table-cell>
          <table:table-cell table:style-name="C11" table:number-columns-spanned="3">
            <text:p text:style-name="P1"><text:span text:style-name="T0">159</text:span></text:p>
          </table:table-cell>
          <table:table-cell table:style-name="C11"/>
          <table:table-cell table:style-name="C11"/>
          <table:table-cell table:style-name="C11">
            <text:p text:style-name="P1"><text:span text:style-name="T0">110</text:span></text:p>
          </table:table-cell>
          <table:table-cell table:style-name="C21" table:number-columns-spanned="5">
            <text:p text:style-name="P1"><text:span text:style-name="T1">FONDS DE ROULEMENT</text:span></text:p>
          </table:table-cell>
          <table:table-cell table:style-name="C21"/>
          <table:table-cell table:style-name="C21"/>
          <table:table-cell table:style-name="C21"/>
          <table:table-cell table:style-name="C21"/>
          <table:table-cell table:style-name="C9" table:number-columns-spanned="9">
            <text:p text:style-name="P2"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2" table:number-columns-spanned="19">
            <text:p text:style-name="P1"><text:span text:style-name="T1">ELEMENTS DE FISCALITE DIRECTE LOCALE</text:span></text:p>
          </table:table-cell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22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bases imposées et les réductions (exonérations, abattements) accordées sur délibérations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23" table:number-columns-spanned="5">
            <text:p text:style-name="P2"><text:span text:style-name="T3">Bases nettes imposées au profit de la commune</text:span></text:p>
          </table:table-cell>
          <table:table-cell table:style-name="C23"/>
          <table:table-cell table:style-name="C23"/>
          <table:table-cell table:style-name="C23"/>
          <table:table-cell table:style-name="C23"/>
          <table:table-cell table:style-name="C6" table:number-columns-spanned="2" table:number-rows-spanned="2">
            <text:p text:style-name="P1"><text:span text:style-name="T0">Taxe</text:span></text:p>
          </table:table-cell>
          <table:table-cell table:style-name="C6"/>
          <table:table-cell table:style-name="C5" table:number-columns-spanned="12">
            <text:p text:style-name="P2"><text:span text:style-name="T3">Réductions de base accordées sur délibérations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4">
          <table:table-cell table:style-name="C0"/>
          <table:table-cell table:style-name="C3">
            <text:p text:style-name="P2"><text:span text:style-name="T4">En milliers d'Euros</text:span></text:p>
          </table:table-cell>
          <table:table-cell table:style-name="C3" table:number-columns-spanned="3">
            <text:p text:style-name="P2"><text:span text:style-name="T4">Euros par habitant</text:span></text:p>
          </table:table-cell>
          <table:table-cell table:style-name="C3"/>
          <table:table-cell table:style-name="C3"/>
          <table:table-cell table:style-name="C3">
            <text:p text:style-name="P2"><text:span text:style-name="T4">Moyenne de la strate</text:span></text:p>
          </table:table-cell>
          <table:table-cell table:style-name="C6"/>
          <table:table-cell table:style-name="C6"/>
          <table:table-cell table:style-name="C5" table:number-columns-spanned="2">
            <text:p text:style-name="P2"><text:span text:style-name="T4">En milliers d'Euros</text:span></text:p>
          </table:table-cell>
          <table:table-cell table:style-name="C5"/>
          <table:table-cell table:style-name="C5" table:number-columns-spanned="4">
            <text:p text:style-name="P2"><text:span text:style-name="T4">Euros par habitant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Moyenne de la strate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28 944</text:span></text:p>
          </table:table-cell>
          <table:table-cell table:style-name="C24" table:number-columns-spanned="3">
            <text:p text:style-name="P1"><text:span text:style-name="T0">2 72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 427</text:span></text:p>
          </table:table-cell>
          <table:table-cell table:style-name="C12" table:number-columns-spanned="2">
            <text:p text:style-name="P3"><text:span text:style-name="T4">Taxe d'habitation (y compris THLV)</text:span></text:p>
          </table:table-cell>
          <table:table-cell table:style-name="C12"/>
          <table:table-cell table:style-name="C7" table:number-columns-spanned="2">
            <text:p text:style-name="P1"><text:span text:style-name="T0">68 125</text:span></text:p>
          </table:table-cell>
          <table:table-cell table:style-name="C7"/>
          <table:table-cell table:style-name="C7" table:number-columns-spanned="4">
            <text:p text:style-name="P1"><text:span text:style-name="T0">563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19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98 562</text:span></text:p>
          </table:table-cell>
          <table:table-cell table:style-name="C24" table:number-columns-spanned="3">
            <text:p text:style-name="P1"><text:span text:style-name="T0">3 295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 441</text:span></text:p>
          </table:table-cell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 369</text:span></text:p>
          </table:table-cell>
          <table:table-cell table:style-name="C24" table:number-columns-spanned="3">
            <text:p text:style-name="P1"><text:span text:style-name="T0">1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4</text:span></text:p>
          </table:table-cell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5" table:number-columns-spanned="2">
            <text:p text:style-name="P2"><text:span text:style-name="T4">-</text:span></text:p>
          </table:table-cell>
          <table:table-cell table:style-name="C5"/>
          <table:table-cell table:style-name="C5" table:number-columns-spanned="4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 table:number-columns-spanned="6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2">
            <text:p text:style-name="P1"><text:span text:style-name="T0">0</text:span></text:p>
          </table:table-cell>
          <table:table-cell table:style-name="C7"/>
          <table:table-cell table:style-name="C7" table:number-columns-spanned="4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 table:number-columns-spanned="6">
            <text:p text:style-name="P1"><text:span text:style-name="T0">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taux et les produits de la fiscalité directe locale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6">
          <table:table-cell table:style-name="C0"/>
          <table:table-cell table:style-name="C6" table:number-columns-spanned="5">
            <text:p text:style-name="P1"><text:span text:style-name="T1">Produits des impôts locaux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7" table:number-columns-spanned="2">
            <text:p text:style-name="P1"><text:span text:style-name="T0">Taxe</text:span></text:p>
          </table:table-cell>
          <table:table-cell table:style-name="C7"/>
          <table:table-cell table:style-name="C7" table:number-columns-spanned="5">
            <text:p text:style-name="P1"><text:span text:style-name="T1">Taux voté (%)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0">Taux moyen de la strate (%)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58 780</text:span></text:p>
          </table:table-cell>
          <table:table-cell table:style-name="C24" table:number-columns-spanned="3">
            <text:p text:style-name="P1"><text:span text:style-name="T0">486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16</text:span></text:p>
          </table:table-cell>
          <table:table-cell table:style-name="C12" table:number-columns-spanned="2">
            <text:p text:style-name="P3"><text:span text:style-name="T4">Taxe d'habitation (y compris THLV)</text:span></text:p>
          </table:table-cell>
          <table:table-cell table:style-name="C12"/>
          <table:table-cell table:style-name="C7" table:number-columns-spanned="5">
            <text:p text:style-name="P1"><text:span text:style-name="T0">17,87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2,13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31 869</text:span></text:p>
          </table:table-cell>
          <table:table-cell table:style-name="C24" table:number-columns-spanned="3">
            <text:p text:style-name="P1"><text:span text:style-name="T0">264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340</text:span></text:p>
          </table:table-cell>
          <table:table-cell table:style-name="C12" table:number-columns-spanned="2">
            <text:p text:style-name="P3"><text:span text:style-name="T4">Taxe foncière sur les propriétés bâties</text:span></text:p>
          </table:table-cell>
          <table:table-cell table:style-name="C12"/>
          <table:table-cell table:style-name="C7" table:number-columns-spanned="5">
            <text:p text:style-name="P1"><text:span text:style-name="T0">8,0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23,61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134</text:span></text:p>
          </table:table-cell>
          <table:table-cell table:style-name="C24" table:number-columns-spanned="3">
            <text:p text:style-name="P1"><text:span text:style-name="T0">1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1</text:span></text:p>
          </table:table-cell>
          <table:table-cell table:style-name="C12" table:number-columns-spanned="2">
            <text:p text:style-name="P3"><text:span text:style-name="T4">Taxe foncière sur les propriétés non bâties</text:span></text:p>
          </table:table-cell>
          <table:table-cell table:style-name="C12"/>
          <table:table-cell table:style-name="C7" table:number-columns-spanned="5">
            <text:p text:style-name="P1"><text:span text:style-name="T0">9,78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37,59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additionnelle à la taxe foncière sur les propriétés non bâties</text:span></text:p>
          </table:table-cell>
          <table:table-cell table:style-name="C12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foncière des entreprises</text:span></text:p>
          </table:table-cell>
          <table:table-cell table:style-name="C12"/>
          <table:table-cell table:style-name="C7" table:number-columns-spanned="5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 table:number-columns-spanned="7">
            <text:p text:style-name="P1"><text:span text:style-name="T0">0,00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0"/>
        </table:table-row>
        <table:table-row table:style-name="TR1">
          <table:table-cell table:style-name="C0"/>
          <table:table-cell table:style-name="C6" table:number-columns-spanned="19">
            <text:p text:style-name="P1"><text:span text:style-name="T1">Les produits des impôts de répartit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1">
          <table:table-cell table:style-name="C0"/>
          <table:table-cell table:style-name="C24" table:number-columns-spanned="5">
            <text:p text:style-name="P1"><text:span text:style-name="T1">Produits des impôts de répartition</text:span></text:p>
          </table:table-cell>
          <table:table-cell table:style-name="C24"/>
          <table:table-cell table:style-name="C24"/>
          <table:table-cell table:style-name="C24"/>
          <table:table-cell table:style-name="C24"/>
          <table:table-cell table:style-name="C25" table:number-columns-spanned="2">
            <text:p text:style-name="P1"><text:span text:style-name="T0">Taxe</text:span></text:p>
          </table:table-cell>
          <table:table-cell table:style-name="C25"/>
          <table:table-cell table:style-name="C5" table:number-columns-spanned="12">
            <text:p text:style-name="P2"/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Cotisation sur la valeur ajoutée des entreprises</text:span></text:p>
          </table:table-cell>
          <table:table-cell table:style-name="C12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Imposition forfaitaire sur les entreprises de réseau</text:span></text:p>
          </table:table-cell>
          <table:table-cell table:style-name="C12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24">
            <text:p text:style-name="P1"><text:span text:style-name="T0">0</text:span></text:p>
          </table:table-cell>
          <table:table-cell table:style-name="C24" table:number-columns-spanned="3">
            <text:p text:style-name="P1"><text:span text:style-name="T0">0</text:span></text:p>
          </table:table-cell>
          <table:table-cell table:style-name="C24"/>
          <table:table-cell table:style-name="C24"/>
          <table:table-cell table:style-name="C24">
            <text:p text:style-name="P1"><text:span text:style-name="T0">0</text:span></text:p>
          </table:table-cell>
          <table:table-cell table:style-name="C12" table:number-columns-spanned="2">
            <text:p text:style-name="P3"><text:span text:style-name="T4">Taxe sur les surfaces commerciales</text:span></text:p>
          </table:table-cell>
          <table:table-cell table:style-name="C12"/>
          <table:table-cell table:style-name="C7" table:number-columns-spanned="5">
            <text:p text:style-name="P1"><text:span text:style-name="T4">-</text:span></text:p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5" table:number-columns-spanned="7">
            <text:p text:style-name="P2"><text:span text:style-name="T4">-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</table:table-row>
        <table:table-row table:style-name="TR1">
          <table:table-cell table:style-name="C0"/>
          <table:table-cell table:style-name="C1" table:number-columns-spanned="2">
            <text:p text:style-name="P0"><text:span text:style-name="T0">Source DGFIP</text:span></text:p>
          </table:table-cell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6">
            <text:p text:style-name="P4"><text:span text:style-name="T0">1</text:span></text:p>
          </table:table-cell>
          <table:table-cell table:style-name="C26">
            <text:p text:style-name="P4"><text:span text:style-name="T0">/</text:span></text:p>
          </table:table-cell>
          <table:table-cell table:style-name="C26">
            <text:p text:style-name="P4"><text:span text:style-name="T0">1</text:span></text:p>
          </table:table-cell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Edition détaillée - Commune'.$A$1" table:cell-range-address="$'Edition détaillée - Commun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15.9444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